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2083in" svg:stroke-color="#ff0000" draw:marker-start="a531" draw:marker-end="a532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draw:fill="none" draw:stroke="solid" svg:stroke-width="0.02083in" svg:stroke-color="#ff0000" draw:marker-start="a534" draw:marker-end="a535" svg:stroke-opacity="100%" draw:stroke-linejoin="miter" svg:stroke-linecap="butt"/>
    </style:style>
    <style:style style:family="graphic" style:name="a44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none" draw:stroke="solid" svg:stroke-width="0.02083in" svg:stroke-color="#ff0000" draw:marker-end="a537" svg:stroke-opacity="100%" draw:stroke-linejoin="miter" svg:stroke-linecap="butt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none" draw:stroke="solid" svg:stroke-width="0.02083in" svg:stroke-color="#ff0000" draw:marker-start="a505" draw:marker-end="a506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2083in" svg:stroke-color="#ff0000" draw:marker-start="a508" draw:marker-end="a509" svg:stroke-opacity="100%" draw:stroke-linejoin="miter" svg:stroke-linecap="butt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none" draw:stroke="solid" svg:stroke-width="0.02083in" svg:stroke-color="#ff0000" draw:marker-start="a511" draw:marker-end="a512" svg:stroke-opacity="100%" draw:stroke-linejoin="miter" svg:stroke-linecap="but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none" draw:stroke="solid" svg:stroke-width="0.02083in" svg:stroke-color="#ff0000" draw:marker-start="a514" draw:marker-end="a515" svg:stroke-opacity="100%" draw:stroke-linejoin="miter" svg:stroke-linecap="but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2083in" svg:stroke-color="#ff0000" draw:marker-start="a475" draw:marker-end="a476" svg:stroke-opacity="100%" draw:stroke-linejoin="miter" svg:stroke-linecap="butt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2083in" svg:stroke-color="#ff0000" draw:marker-start="a478" draw:marker-end="a479" svg:stroke-opacity="100%" draw:stroke-linejoin="miter" svg:stroke-linecap="butt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none" draw:stroke="solid" svg:stroke-width="0.02083in" svg:stroke-color="#ff0000" draw:marker-start="a481" draw:marker-end="a482" svg:stroke-opacity="100%" draw:stroke-linejoin="miter" svg:stroke-linecap="butt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draw:fill="none" draw:stroke="solid" svg:stroke-width="0.02083in" svg:stroke-color="#ff0000" draw:marker-start="a484" draw:marker-end="a485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4" draw:name="Textfeld 3" svg:x="0.35926in" svg:y="0.28074in" svg:width="0.61392in" svg:height="0.30293in">
          <draw:text-box>
            <text:p text:style-name="a383" text:class-names="" text:cond-style-name=""><text:span text:style-name="a381" text:class-names="">x = 10</text:span><text:span text:style-name="a382" text:class-names=""/></text:p>
          </draw:text-box>
          <svg:title/>
          <svg:desc/>
        </draw:frame>
        <draw:frame draw:id="id64" draw:style-name="a388" draw:name="Textfeld 4" svg:x="0.97318in" svg:y="1.02338in" svg:width="0.96629in" svg:height="0.30293in">
          <draw:text-box>
            <text:p text:style-name="a387" text:class-names="" text:cond-style-name=""><text:span text:style-name="a385" text:class-names="">p1 = <text:s text:c="12"/></text:span><text:span text:style-name="a386" text:class-names=""/></text:p>
          </draw:text-box>
          <svg:title/>
          <svg:desc/>
        </draw:frame>
        <draw:frame draw:id="id65" draw:style-name="a402" draw:name="Textfeld 5" svg:x="3.55667in" svg:y="3.20876in" svg:width="2.18495in" svg:height="0.90879in">
          <draw:text-box>
            <text:p text:style-name="a390" text:class-names="" text:cond-style-name=""><text:span text:style-name="a389" text:class-names="">Person</text:span></text:p>
            <text:p text:style-name="a393" text:class-names="" text:cond-style-name=""><text:span text:style-name="a391" text:class-names="">V</text:span><text:span text:style-name="a392" text:class-names="">orname = „Susi“</text:span></text:p>
            <text:p text:style-name="a398" text:class-names="" text:cond-style-name=""><text:span text:style-name="a394" text:class-names="">N</text:span><text:span text:style-name="a395" text:class-names="">achname =</text:span><text:span text:style-name="a396" text:class-names=""><text:s text:c="1"/></text:span><text:span text:style-name="a397" text:class-names="">„Beispielfrau“</text:span></text:p>
            <text:p text:style-name="a401" text:class-names="" text:cond-style-name=""><text:span text:style-name="a399" text:class-names=""><text:s text:c="1"/>Adresse =<text:s text:c="1"/></text:span><text:span text:style-name="a400" text:class-names=""/></text:p>
          </draw:text-box>
          <svg:title/>
          <svg:desc/>
        </draw:frame>
        <draw:frame draw:id="id66" draw:style-name="a420" draw:name="Textfeld 14" svg:x="7.13074in" svg:y="1.53894in" svg:width="1.94548in" svg:height="0.90879in">
          <draw:text-box>
            <text:p text:style-name="a404" text:class-names="" text:cond-style-name=""><text:span text:style-name="a403" text:class-names="">Adresse</text:span></text:p>
            <text:p text:style-name="a410" text:class-names="" text:cond-style-name=""><text:span text:style-name="a405" text:class-names="">Straße</text:span><text:span text:style-name="a406" text:class-names=""><text:s text:c="1"/></text:span><text:span text:style-name="a407" text:class-names="">=</text:span><text:span text:style-name="a408" text:class-names=""><text:s text:c="1"/></text:span><text:span text:style-name="a409" text:class-names="">„Musterstraße“</text:span></text:p>
            <text:p text:style-name="a414" text:class-names="" text:cond-style-name=""><text:span text:style-name="a411" text:class-names="">Hausnummer =</text:span><text:span text:style-name="a412" text:class-names=""><text:s text:c="1"/></text:span><text:span text:style-name="a413" text:class-names="">4</text:span></text:p>
            <text:p text:style-name="a419" text:class-names="" text:cond-style-name=""><text:span text:style-name="a415" text:class-names="">Ort</text:span><text:span text:style-name="a416" text:class-names=""><text:s text:c="1"/></text:span><text:span text:style-name="a417" text:class-names="">=</text:span><text:span text:style-name="a418" text:class-names=""><text:s text:c="1"/></text:span></text:p>
          </draw:text-box>
          <svg:title/>
          <svg:desc/>
        </draw:frame>
        <draw:frame draw:id="id67" draw:style-name="a424" draw:name="Textfeld 21" svg:x="0.97318in" svg:y="2.10586in" svg:width="0.96629in" svg:height="0.30293in">
          <draw:text-box>
            <text:p text:style-name="a423" text:class-names="" text:cond-style-name=""><text:span text:style-name="a421" text:class-names="">p2 = <text:s text:c="12"/></text:span><text:span text:style-name="a422" text:class-names=""/></text:p>
          </draw:text-box>
          <svg:title/>
          <svg:desc/>
        </draw:frame>
        <draw:frame draw:id="id68" draw:style-name="a428" draw:name="Textfeld 24" svg:x="0.97318in" svg:y="3.20876in" svg:width="0.96629in" svg:height="0.30293in">
          <draw:text-box>
            <text:p text:style-name="a427" text:class-names="" text:cond-style-name=""><text:span text:style-name="a425" text:class-names="">p3 = <text:s text:c="12"/></text:span><text:span text:style-name="a426" text:class-names=""/></text:p>
          </draw:text-box>
          <svg:title/>
          <svg:desc/>
        </draw:frame>
        <draw:frame draw:id="id69" draw:style-name="a432" draw:name="Textfeld 25" svg:x="0.97318in" svg:y="4.30812in" svg:width="0.96629in" svg:height="0.30293in">
          <draw:text-box>
            <text:p text:style-name="a431" text:class-names="" text:cond-style-name=""><text:span text:style-name="a429" text:class-names="">p4 = <text:s text:c="12"/></text:span><text:span text:style-name="a430" text:class-names=""/></text:p>
          </draw:text-box>
          <svg:title/>
          <svg:desc/>
        </draw:frame>
        <draw:frame draw:id="id70" draw:style-name="a446" draw:name="Textfeld 28" svg:x="3.55667in" svg:y="2.10586in" svg:width="1.84128in" svg:height="0.90879in">
          <draw:text-box>
            <text:p text:style-name="a434" text:class-names="" text:cond-style-name=""><text:span text:style-name="a433" text:class-names="">Person</text:span></text:p>
            <text:p text:style-name="a437" text:class-names="" text:cond-style-name=""><text:span text:style-name="a435" text:class-names="">V</text:span><text:span text:style-name="a436" text:class-names="">orname = „Dagobert“</text:span></text:p>
            <text:p text:style-name="a442" text:class-names="" text:cond-style-name=""><text:span text:style-name="a438" text:class-names="">N</text:span><text:span text:style-name="a439" text:class-names="">achname =</text:span><text:span text:style-name="a440" text:class-names=""><text:s text:c="1"/></text:span><text:span text:style-name="a441" text:class-names="">„Duck“</text:span></text:p>
            <text:p text:style-name="a445" text:class-names="" text:cond-style-name=""><text:span text:style-name="a443" text:class-names=""><text:s text:c="1"/>Adresse =<text:s text:c="1"/></text:span><text:span text:style-name="a444" text:class-names=""/></text:p>
          </draw:text-box>
          <svg:title/>
          <svg:desc/>
        </draw:frame>
        <draw:frame draw:id="id71" draw:style-name="a460" draw:name="Textfeld 29" svg:x="3.55667in" svg:y="1.00296in" svg:width="2.2442in" svg:height="0.90879in">
          <draw:text-box>
            <text:p text:style-name="a448" text:class-names="" text:cond-style-name=""><text:span text:style-name="a447" text:class-names="">Person</text:span></text:p>
            <text:p text:style-name="a451" text:class-names="" text:cond-style-name=""><text:span text:style-name="a449" text:class-names="">V</text:span><text:span text:style-name="a450" text:class-names="">orname = „Max“</text:span></text:p>
            <text:p text:style-name="a456" text:class-names="" text:cond-style-name=""><text:span text:style-name="a452" text:class-names="">N</text:span><text:span text:style-name="a453" text:class-names="">achname =</text:span><text:span text:style-name="a454" text:class-names=""><text:s text:c="1"/></text:span><text:span text:style-name="a455" text:class-names="">„Mustermann“</text:span></text:p>
            <text:p text:style-name="a459" text:class-names="" text:cond-style-name=""><text:span text:style-name="a457" text:class-names=""><text:s text:c="1"/>Adresse =<text:s text:c="1"/></text:span><text:span text:style-name="a458" text:class-names=""/></text:p>
          </draw:text-box>
          <svg:title/>
          <svg:desc/>
        </draw:frame>
        <draw:frame draw:id="id72" draw:style-name="a474" draw:name="Textfeld 30" svg:x="3.55667in" svg:y="4.31165in" svg:width="1.69732in" svg:height="0.90879in">
          <draw:text-box>
            <text:p text:style-name="a462" text:class-names="" text:cond-style-name=""><text:span text:style-name="a461" text:class-names="">Person</text:span></text:p>
            <text:p text:style-name="a465" text:class-names="" text:cond-style-name=""><text:span text:style-name="a463" text:class-names="">V</text:span><text:span text:style-name="a464" text:class-names="">orname = „Daisy“</text:span></text:p>
            <text:p text:style-name="a470" text:class-names="" text:cond-style-name=""><text:span text:style-name="a466" text:class-names="">N</text:span><text:span text:style-name="a467" text:class-names="">achname =</text:span><text:span text:style-name="a468" text:class-names=""><text:s text:c="1"/></text:span><text:span text:style-name="a469" text:class-names="">„Duck“</text:span></text:p>
            <text:p text:style-name="a473" text:class-names="" text:cond-style-name=""><text:span text:style-name="a471" text:class-names=""><text:s text:c="1"/>Adresse =<text:s text:c="1"/></text:span><text:span text:style-name="a472" text:class-names=""/></text:p>
          </draw:text-box>
          <svg:title/>
          <svg:desc/>
        </draw:frame>
        <draw:connector draw:type="line" svg:x1="1.63889in" svg:y1="1.17485in" svg:x2="3.55667in" svg:y2="1.17485in" draw:id="id73" draw:style-name="a477" draw:name="Gerade Verbindung mit Pfeil 32">
          <svg:title/>
          <svg:desc/>
        </draw:connector>
        <draw:connector draw:type="line" svg:x1="1.67593in" svg:y1="2.25732in" svg:x2="3.55667in" svg:y2="2.25732in" draw:id="id74" draw:style-name="a480" draw:name="Gerade Verbindung mit Pfeil 34">
          <svg:title/>
          <svg:desc/>
        </draw:connector>
        <draw:connector draw:type="line" svg:x1="1.67593in" svg:y1="3.36022in" svg:x2="3.55667in" svg:y2="3.36022in" draw:id="id75" draw:style-name="a483" draw:name="Gerade Verbindung mit Pfeil 36">
          <svg:title/>
          <svg:desc/>
        </draw:connector>
        <draw:connector draw:type="line" svg:x1="1.63889in" svg:y1="4.45959in" svg:x2="3.55667in" svg:y2="4.45959in" draw:id="id76" draw:style-name="a486" draw:name="Gerade Verbindung mit Pfeil 38">
          <svg:title/>
          <svg:desc/>
        </draw:connector>
        <draw:frame draw:id="id77" draw:style-name="a504" draw:name="Textfeld 39" svg:x="7.13074in" svg:y="2.67329in" svg:width="1.94548in" svg:height="0.90879in">
          <draw:text-box>
            <text:p text:style-name="a488" text:class-names="" text:cond-style-name=""><text:span text:style-name="a487" text:class-names="">Adresse</text:span></text:p>
            <text:p text:style-name="a494" text:class-names="" text:cond-style-name=""><text:span text:style-name="a489" text:class-names="">Straße</text:span><text:span text:style-name="a490" text:class-names=""><text:s text:c="1"/></text:span><text:span text:style-name="a491" text:class-names="">=</text:span><text:span text:style-name="a492" text:class-names=""><text:s text:c="1"/></text:span><text:span text:style-name="a493" text:class-names="">„Musterstraße“</text:span></text:p>
            <text:p text:style-name="a498" text:class-names="" text:cond-style-name=""><text:span text:style-name="a495" text:class-names="">Hausnummer =</text:span><text:span text:style-name="a496" text:class-names=""><text:s text:c="1"/></text:span><text:span text:style-name="a497" text:class-names="">7</text:span></text:p>
            <text:p text:style-name="a503" text:class-names="" text:cond-style-name=""><text:span text:style-name="a499" text:class-names="">Ort</text:span><text:span text:style-name="a500" text:class-names=""><text:s text:c="1"/></text:span><text:span text:style-name="a501" text:class-names="">=</text:span><text:span text:style-name="a502" text:class-names=""><text:s text:c="1"/></text:span></text:p>
          </draw:text-box>
          <svg:title/>
          <svg:desc/>
        </draw:frame>
        <draw:connector draw:type="line" svg:x1="4.67877in" svg:y1="1.75926in" svg:x2="7.13074in" svg:y2="1.75926in" draw:id="id78" draw:style-name="a507" draw:name="Gerade Verbindung mit Pfeil 41">
          <svg:title/>
          <svg:desc/>
        </draw:connector>
        <draw:connector draw:type="line" svg:x1="5.56482in" svg:y1="3.9537in" svg:x2="7.13074in" svg:y2="1.99334in" draw:end-shape="id66" draw:end-glue-point="3" draw:id="id79" draw:style-name="a510" draw:name="Gerade Verbindung mit Pfeil 43">
          <svg:title/>
          <svg:desc/>
        </draw:connector>
        <draw:connector draw:type="line" svg:x1="4.64914in" svg:y1="2.84259in" svg:x2="7.13074in" svg:y2="2.84259in" draw:id="id80" draw:style-name="a513" draw:name="Gerade Verbindung mit Pfeil 45">
          <svg:title/>
          <svg:desc/>
        </draw:connector>
        <draw:connector draw:type="line" svg:x1="5.12037in" svg:y1="5.08333in" svg:x2="7.13074in" svg:y2="3.12768in" draw:end-shape="id77" draw:end-glue-point="3" draw:id="id81" draw:style-name="a516" draw:name="Gerade Verbindung mit Pfeil 47">
          <svg:title/>
          <svg:desc/>
        </draw:connector>
        <draw:frame draw:id="id82" draw:style-name="a530" draw:name="Textfeld 48" svg:x="9.85528in" svg:y="1.00434in" svg:width="1.74311in" svg:height="0.90879in">
          <draw:text-box>
            <text:p text:style-name="a520" text:class-names="" text:cond-style-name=""><text:span text:style-name="a517" text:class-names="">Or</text:span><text:span text:style-name="a518" text:class-names="">t</text:span><text:span text:style-name="a519" text:class-names=""/></text:p>
            <text:p text:style-name="a523" text:class-names="" text:cond-style-name=""><text:span text:style-name="a521" text:class-names="">Name: „Musterstadt“</text:span><text:span text:style-name="a522" text:class-names=""/></text:p>
            <text:p text:style-name="a525" text:class-names="" text:cond-style-name=""><text:span text:style-name="a524" text:class-names="">Postleitzahl: 1234</text:span></text:p>
            <text:p text:style-name="a529" text:class-names="" text:cond-style-name=""><text:span text:style-name="a526" text:class-names="">Bürgermeister:</text:span><text:span text:style-name="a527" text:class-names=""><text:s text:c="1"/></text:span><text:span text:style-name="a528" text:class-names=""/></text:p>
          </draw:text-box>
          <svg:title/>
          <svg:desc/>
        </draw:frame>
        <draw:connector draw:type="line" svg:x1="8.69445in" svg:y1="3.36022in" svg:x2="9.85528in" svg:y2="1.12769in" draw:id="id83" draw:style-name="a533" draw:name="Gerade Verbindung mit Pfeil 50">
          <svg:title/>
          <svg:desc/>
        </draw:connector>
        <draw:connector draw:type="line" svg:x1="8.42593in" svg:y1="2.25732in" svg:x2="9.85528in" svg:y2="1.18657in" draw:id="id84" draw:style-name="a536" draw:name="Gerade Verbindung mit Pfeil 52">
          <svg:title/>
          <svg:desc/>
        </draw:connector>
        <draw:connector draw:type="line" svg:x1="5.77395in" svg:y1="1.12769in" svg:x2="9.85528in" svg:y2="1.75743in" draw:id="id85" draw:style-name="a538" draw:name="Gerade Verbindung mit Pfeil 5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515" svg:viewBox="0 0 20 30" svg:d="m10 0-10 30h20z"/>
    <draw:marker draw:name="a531" svg:viewBox="0 0 20 30" svg:d="m10 0-10 30h20z"/>
    <draw:marker draw:name="a475" svg:viewBox="0 0 20 30" svg:d="m10 0-10 30h20z"/>
    <draw:marker draw:name="a532" svg:viewBox="0 0 20 30" svg:d="m10 0-10 30h20z"/>
    <draw:marker draw:name="a476" svg:viewBox="0 0 20 30" svg:d="m10 0-10 30h20z"/>
    <draw:marker draw:name="a534" svg:viewBox="0 0 20 30" svg:d="m10 0-10 30h20z"/>
    <draw:marker draw:name="a478" svg:viewBox="0 0 20 30" svg:d="m10 0-10 30h20z"/>
    <draw:marker draw:name="a535" svg:viewBox="0 0 20 30" svg:d="m10 0-10 30h20z"/>
    <draw:marker draw:name="a479" svg:viewBox="0 0 20 30" svg:d="m10 0-10 30h20z"/>
    <draw:marker draw:name="a537" svg:viewBox="0 0 20 30" svg:d="m10 0-10 30h20z"/>
    <draw:marker draw:name="a505" svg:viewBox="0 0 20 30" svg:d="m10 0-10 30h20z"/>
    <draw:marker draw:name="a506" svg:viewBox="0 0 20 30" svg:d="m10 0-10 30h20z"/>
    <draw:marker draw:name="a508" svg:viewBox="0 0 20 30" svg:d="m10 0-10 30h20z"/>
    <draw:marker draw:name="a509" svg:viewBox="0 0 20 30" svg:d="m10 0-10 30h20z"/>
    <draw:marker draw:name="a481" svg:viewBox="0 0 20 30" svg:d="m10 0-10 30h20z"/>
    <draw:marker draw:name="a482" svg:viewBox="0 0 20 30" svg:d="m10 0-10 30h20z"/>
    <draw:marker draw:name="a484" svg:viewBox="0 0 20 30" svg:d="m10 0-10 30h20z"/>
    <draw:marker draw:name="a485" svg:viewBox="0 0 20 30" svg:d="m10 0-10 30h20z"/>
    <draw:marker draw:name="a511" svg:viewBox="0 0 20 30" svg:d="m10 0-10 30h20z"/>
    <draw:marker draw:name="a512" svg:viewBox="0 0 20 30" svg:d="m10 0-10 30h20z"/>
    <draw:marker draw:name="a51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oritz Lesiak</meta:initial-creator>
    <dc:creator>Moritz Lesiak</dc:creator>
    <meta:creation-date>2026-02-20T09:24:39Z</meta:creation-date>
    <dc:date>2026-02-20T10:42:30Z</dc:date>
    <meta:editing-cycles>1</meta:editing-cycles>
    <meta:editing-duration>PT0S</meta:editing-duration>
    <meta:document-statistic meta:paragraph-count="33" meta:word-count="100"/>
  </office:meta>
</office:document-meta>
</file>